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lement.put( Path . PathElement nameIndex ,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Element.isAncestorOf( Elemen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lement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createChild( Path . PathElement nam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.getChildre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getDep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Map.map( Path path , boolean exa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thMap.traverse( ElementVisitor visitor , boolean includeEmp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getPath( Path . PathBuilder build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athMap.put( Path path , Elemen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lement.getNormalizedIndex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lement.hasPath( Path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getZeroBasedIndex( Path . PathElement nam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remove( Path . PathElement nameIndex , boolean shift , boolean removeIfEmpty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Element.set( Object ob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lement.Element( Path . PathElement nam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lement.getPat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lement.hasPath( Path . PathElement [ ] elements , int le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thMap.put( Path path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le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getChildren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lement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remove( boolean shif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lement.setChildren( Map childre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Element.remove( Path . PathElement nam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getDescendant( Path relPath , boolean exac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lement.insert( Path . PathElement nameIndex )</text:p>
          </table:table-cell>
          <table:table-cell office:value-type="float" office:value="6">
            <text:p text:style-name="Table_20_Contents">6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lement.traverse( ElementVisitor visitor , boolean includeEmpt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lement.removeAl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Map.put( Path path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lement.getPath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lement.getChild( Path . PathElement nameInd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